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T9" style:parent-style-name="DefaultParagraphFont" style:family="text">
      <style:text-properties fo:font-style="italic" style:font-style-asian="italic" style:font-style-complex="italic"/>
    </style:style>
    <style:style style:name="P10" style:parent-style-name="Quotations" style:family="paragraph">
      <style:paragraph-properties fo:text-align="center"/>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Quotations" style:family="paragraph">
      <style:paragraph-properties fo:text-align="center"/>
    </style:style>
    <style:style style:name="P29" style:parent-style-name="Quotations" style:family="paragraph">
      <style:paragraph-properties fo:text-align="center"/>
    </style:style>
    <style:style style:name="P30" style:parent-style-name="Normal" style:family="paragraph">
      <style:paragraph-properties fo:text-indent="0.4923in"/>
    </style:style>
    <style:style style:name="T31" style:parent-style-name="DefaultParagraphFont" style:family="text">
      <style:text-properties fo:language="da" fo:country="DK"/>
    </style:style>
    <style:style style:name="T32" style:parent-style-name="DefaultParagraphFont" style:family="text">
      <style:text-properties fo:language="da" fo:country="DK"/>
    </style:style>
  </office:automatic-styles>
  <office:body>
    <office:text text:use-soft-page-breaks="true">
      <text:p text:style-name="P1">Paradise’s end</text:p>
      <text:p text:style-name="P2">1.</text:p>
      <text:p text:style-name="Textbody"><text:tab/>“Great success comes to those who try first gentlemen, and you have the privilege now of being one of the first. Let me tell you, -No show you! 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3,567,877 miles traveled</text:p>
        </text:list-item>
        <text:list-item>
          <text:p text:style-name="P5">5 laptops used and broken</text:p>
        </text:list-item>
        <text:list-item>
          <text:p text:style-name="P6">14 suitcases dragged around and torn</text:p>
        </text:list-item>
        <text:list-item>
          <text:p text:style-name="P7">675 unique hotels stayed in</text:p>
        </text:list-item>
        <text:list-item>
          <text:p text:style-name="P8">…</text:p>
        </text:list-item>
      </text:list>
      <text:p text:style-name="Textbody"><text:tab/>And on and on. It was his life, or more specifically the measurable part of his life. The day-to-day mundane tasks of a traveling salesman. He had a family, with a wife and kids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 and cups and the chatter of the stewardess’ handing them out.</text:p>
      <text:p text:style-name="Textbody"><text:tab/>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text:s/><text:soft-page-break/>Especially the brand of sparkling water that he favored. The arm rests were the perfect height and the head support<text:s/>was applying soft contact right at the center of his skull.</text:p>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Most certainly you will” Tom thought.</text:p>
      <text:p text:style-name="Textbody"><text:tab/>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text:s/>the brown one he was traveling with), 2 pairs of socks, underwear and tank tops, toothbrush with a travel toothpaste, an electric razor, some hidden cash just in case, a bottle of cologne, deodorant and some company material he didn’t need to read during<text:s/>the flight. Besides this the suitcase was equipped with an inbuilt 800 Amp battery and a fordable seat. It was a birthday present from his wife which he thoroughly enjoyed.</text:p>
      <text:p text:style-name="Textbody"><text:tab/>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text:p>
      <text:p text:style-name="Textbody"><text:tab/>“Good afternoon Mr. Heidecker! Good to see you again. Was everything to your enjoyment during our flight?” Inquired the stewardess at the door with a smile.</text:p>
      <text:p text:style-name="Textbody"><text:tab/>“Oh, most<text:s/>excellent!” replied Tom “How you keep this level of consistency is something I never stop to wonder when I go aboard one of your flights.”</text:p>
      <text:p text:style-name="Textbody"><text:tab/>“We are happy to hear it Mr. Heidecker! As we say in Paradise’s End ‘<text:span text:style-name="T9">It’s the Journey, not the Destination</text:span>’”</text:p>
      <text:p text:style-name="Textbody"><text:tab/>“It most certainly is” He said with a smile.</text:p>
      <text:p text:style-name="Textbody"><text:tab/>In that last moment moment though, just before he was about to fully turn towards the plane door and exit, he thought he saw something strange on the stewardess’ face. Just for a second it looked like there was light<text:s/>radiating from all around her and that the pupils of her eyes had ceased to exist and only white orbs remained. It was certainly an unnerving image and Tom had to do a quick double take to make sure he wasn’t losing his mind, but only the reassuring image<text:s/>of tall young woman smiling back at him remained. He shrugged it off as a trick of the light and carried on through the gate.</text:p>
      <text:p text:style-name="P10"><text:span text:style-name="Emphasis">2.</text:span></text:p>
      <text:p text:style-name="P1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text:s/><text:soft-page-break/>due to miscalculations of the distance between connecting gates at the terminal, or due to “short” snack/coffee breaks meanwhile self-assuringly saying to yourself “Oh no, no need to rush. there’s loads of time!” Tom disliked these kinds<text:s/>of people, he found something selfish in this way of operating, but as a salesperson, this was a belief he kept to himself.</text:p>
      <text:p text:style-name="P12"><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13"><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4"><text:tab/><text:s/>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5"><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16"><text:tab/>“Can I get a big cup of coffee, black?” He asked a bit groggy “No, no nothing else, thank you! Please make it to go, the wife’s waiting for me.”</text:p>
      <text:soft-page-break/>
      <text:p text:style-name="P17">The waitress gave him the cup, and he took a small sip and kept his nose over it with his eyes closed as if it were a healing salve.</text:p>
      <text:p text:style-name="P18"><text:tab/>“Been traveling long?” inquired Tom.</text:p>
      <text:p text:style-name="P19"><text:tab/>“10 hours now!” exclaimed the stranger “Me and my wife are going down to the Canneries, for our honeymoon.”</text:p>
      <text:p text:style-name="P20"><text:tab/>“Congratulations!” exclaimed Tom</text:p>
      <text:p text:style-name="P21"><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2"><text:tab/>With that he took a big chug of his drink and rose up. “Have a good flight mister!”</text:p>
      <text:p text:style-name="P23"><text:tab/>“Thanks,<text:s/>you too!”</text:p>
      <text:p text:style-name="P24"><text:tab/>“I’m sure we will!” And with that he started back through the corridor Tom had just came through.</text:p>
      <text:p text:style-name="P25"><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text:s/>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26"><text:tab/>“All passengers heading to La Guardia airport, please head to gate G17. Boarding is about<text:s/>to commence.”</text:p>
      <text:p text:style-name="P27"><text:tab/>And with that Tom picked up his things and went back through the corridor. Passing through the marble gate G17 hi did feel a strange warmth passing through his body</text:p>
      <text:p text:style-name="P28"><text:span text:style-name="Emphasis">3.</text:span></text:p>
      <text:p text:style-name="Normal"><text:tab/>30 minutes later and the plane was slowly moving down the<text:s/>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 And just at the moment of takeoff… Nothing.</text:p>
      <text:soft-page-break/>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t existing there for what felt a long time. But then suddenly a blast of light hit him and blinded him. After some time he came back to it and found himself on the floor.</text:p>
      <text:p text:style-name="Normal"><text:tab/>“Oh dear, he must have gotten misaligned again”</text:p>
      <text:p text:style-name="Normal"><text:tab/>“Well,<text:s/>if he has the next couple of moments will be a shocker”</text:p>
      <text:p text:style-name="Normal"><text:tab/>Tom slowly opened his eyes. What he saw made his heart bounce all the way up to his throat. In front of him appeared to be the figures of a couple of flight attendants and a pilot. But that conclusion could only be drawn from the uniform that they were wearing. Loose parts where tissue should have shown and the familiar extremities of hands,<text:s/>feet<text:s/>and head should be have now taken the shape of beams of light. The beams themselves still took the form of the extremities so it made the figures appear humanoid in<text:s/>silhouette,<text:s/>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 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text:s/>was filled with echoes of the beeping signal for passenger assistance which was accidentally activated by Tom’s<text:s/>head during<text:s/>his escape attempt.</text:p>
      <text:p text:style-name="P29"><text:span text:style-name="Emphasis">4.</text:span></text:p>
      <text:p text:style-name="Normal"><text:tab/>“AH!” yelled Tom and reached for the back of his head.</text:p>
      <text:p text:style-name="P30">Expecting to find a wound or a big bump he was surprised at finding nothing at all. In fact, besides that momentary initial shock now there was no pain as well. He slowly opened his eyes and expecting to find himself back on the airplane, he was in bed in, what appeared to be, his very own bedroom. Then a knock on the door rang through the room.</text:p>
      <text:p text:style-name="Normal"><text:tab/>“Yes? Who is it?” he answered.</text:p>
      <text:p text:style-name="Normal"><text:tab/>The door slung open and in came the captain of the plane from before. He looked at Tom but remained at the frame of the door.</text:p>
      <text:p text:style-name="Normal"><text:tab/>“Please, Mr. Heidecker don’t be alarmed. I am not here to hurt you. How are you feeling? How is your head? There shouldn’t be any damage or pain, but you may feel a bit err… peculiar for some time.”</text:p>
      <text:p text:style-name="Normal"><text:tab/>“Who are you? Why am I in my bedroom?” asked Tom.</text:p>
      <text:p text:style-name="Normal"><text:tab/>“Do not worry, everything will be explained. How are you feeling?”</text:p>
      <text:p text:style-name="Normal"><text:tab/>“I feel fine.”</text:p>
      <text:p text:style-name="Normal"><text:tab/>“We were thinking of leaving you on the plain and let everything appear as a momentary hallucination, but…”</text:p>
      <text:p text:style-name="Normal"><text:tab/>“So, you wanted to gaslight me?”</text:p>
      <text:p text:style-name="Normal"><text:tab/>“In a sense yes, but then you would always disassociate again, you always do. So, we decided to go through this again, to save the fuss.”</text:p>
      <text:p text:style-name="Normal"><text:tab/>“Again? What do you mean?” Exclaimed Tom, lifting himself off the bed.<text:s/></text:p>
      <text:p text:style-name="Normal"><text:tab/>“Yes, we’ve been through this before and we’ll continue to go through it in the feature.”</text:p>
      <text:p text:style-name="Normal"><text:tab/><text:span text:style-name="T31">“I don’t understand… Have I gone insane?”</text:span></text:p>
      <text:p text:style-name="Normal"><text:span text:style-name="T32"><text:tab/></text:span>”Ha-ha, no no Mr. Heidecker, you are perfectly fine mentally, in fact you are here based on your own choice. It always has and will be. Please follow me, let’s go for a walk, I’ll explain everything meanwhile.”</text:p>
      <text:soft-page-break/>
      <text:p text:style-name="Normal"><text:tab/>The captain moved back from the frame of the<text:s/>door and extended his hand with an open palm pointing outside of the room, welcoming Tom to go with him. Tom was hesitant to follow, but it didn’t seem like he had control over the situation, plus strangely enough he didn’t seem afraid of the man or the situation. In fact, he was very curious to know what was going on. He jumped out of bed and went through the door, followed behind by the captain. <text:s/></text:p>
      <text:p text:style-name="Normal"><text:tab/>As soon as he went through the<text:s/>door,<text:s/>he suddenly found himself in the airport again, he looked back and the<text:s/>only thing he could see was one of the airport gates from before.<text:s/>The only thing he felt<text:s/>was a strange hum coming from the monolith gate.</text:p>
      <text:p text:style-name="Normal"><text:tab/>“You know there’s been<text:s/>more than 100 billion of you so far, it’s crazy hard managing the place. Of course,<text:s/>not all of you stay, and not all of you belong here either, but the numbers are increasing each year. We already have to make some tricks so that we can fit you all on a plane. Coffee?”<text:s/>asked the captain. They were Infront of the coffee kiosk from before.</text:p>
      <text:p text:style-name="Normal"><text:tab/>“Ah… sure” replied Tom “But could you please tell me what’s going on?”</text:p>
      <text:p text:style-name="Normal"><text:tab/>“But of course! You are dead Mr. Heidecker” he replied casually while taking a seat<text:s/>at the bar.</text:p>
      <text:p text:style-name="Normal"><text:tab/>“I’m what?”</text:p>
      <text:p text:style-name="Normal"><text:tab/>“Yes! You heard me right. I apologize for the bluntness but from experience most people handle it pretty well actually. Well,<text:s/>they don’t really realize what it all means to be dead,<text:s/>but no one starts crying or anything”</text:p>
      <text:p text:style-name="Normal"><text:tab/>“But, but then where…”</text:p>
      <text:p text:style-name="Normal"><text:tab/>“Where are you? I guess you are tempted to use words like Heaven or Hell, but the truth is much more economical than that.<text:s/>But I guess for all intents and purposes we can stick to using the word Heaven.”</text:p>
      <text:p text:style-name="Normal"><text:tab/>“So, heaven is just one big airport?”</text:p>
      <text:p text:style-name="Normal"><text:tab/>“In a sense yes. Well for you and many other people it is. For some it’s a buss depo, for others it’s a highway stop or even just a plain old park for some. The place itself is not the important bit it’s more what lies<text:s/>beyond.”<text:s/>The captain took a sip of coffee and continued. “Tell me Mr. Heidecker how do you imagine heaven like, is it just one big never-ending sky where people where roman togas and hang out on clouds all 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 talk about the birth of your daughter.”</text:p>
      <text:p text:style-name="Normal"><text:tab/>“Yes,<text:s/>well I was in Chicago at the time on a business meeting and right in the middle of it I received a page from my wife with big bold letters “BABY INCOMING”, I almost tripped on the stairs running out from the building. Then I took the first flight back to New York<text:s/>and was a nervous wreck while waiting to land.<text:s/>But once I arrived and held my child I almost broke down crying”<text:s/>Tom responded with a smile.</text:p>
      <text:p text:style-name="Normal"><text:tab/>“Indeed,<text:s/>it is one of your happiest memories. What if I told you that the plane you were on was taking you to that same meeting in Chicago in 1987.”</text:p>
      <text:p text:style-name="Normal"><text:tab/>“But how could that be, I just told you that it had already come to pas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23T10:23:00Z</dc:date>
    <meta:template xlink:href="Normal.dotm" xlink:type="simple"/>
    <meta:editing-cycles>38</meta:editing-cycles>
    <meta:editing-duration>PT45720S</meta:editing-duration>
    <meta:document-statistic meta:page-count="6" meta:paragraph-count="39" meta:word-count="2820" meta:character-count="19990" meta:row-count="143" meta:non-whitespace-character-count="17209"/>
  </office:meta>
</office:document-meta>
</file>